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0pt" fo:font-weight="bold" officeooo:rsid="0002c1b8" officeooo:paragraph-rsid="00191441" fo:background-color="#ffffff" style:font-size-asian="10pt" style:font-weight-asian="bold" style:font-size-complex="10pt" style:font-weight-complex="bold"/>
    </style:style>
    <style:style style:name="P2" style:family="paragraph" style:parent-style-name="Preformatted_20_Text">
      <style:text-properties fo:color="#000000" style:font-name="Arial" fo:font-size="10pt" fo:font-weight="normal" officeooo:rsid="002a98c2" officeooo:paragraph-rsid="001fb07c"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2a98c2" officeooo:paragraph-rsid="003d8bfa"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904da8" officeooo:paragraph-rsid="001a3170"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0b51241" officeooo:paragraph-rsid="001a3170"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0b51fde" officeooo:paragraph-rsid="001a3170"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093ff0f" officeooo:paragraph-rsid="001a3170"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0ba83d1" officeooo:paragraph-rsid="001a3170"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baaad1" officeooo:paragraph-rsid="001a3170" fo:background-color="#ffffff" style:font-size-asian="10pt" style:font-weight-asian="normal" style:font-size-complex="10pt" style:font-weight-complex="normal"/>
    </style:style>
    <style:style style:name="P10" style:family="paragraph" style:parent-style-name="Preformatted_20_Text">
      <style:text-properties fo:color="#000000" style:font-name="Arial" fo:font-size="10pt" fo:font-weight="normal" officeooo:rsid="0027d0fc" officeooo:paragraph-rsid="001a3170" fo:background-color="#ffffff" style:font-size-asian="10pt" style:font-weight-asian="normal" style:font-size-complex="10pt" style:font-weight-complex="normal"/>
    </style:style>
    <style:style style:name="P11" style:family="paragraph" style:parent-style-name="Preformatted_20_Text">
      <style:text-properties fo:color="#000000" style:font-name="Arial" fo:font-size="10pt" fo:font-weight="normal" officeooo:rsid="0027d0fc" officeooo:paragraph-rsid="001fb07c" fo:background-color="#ffffff" style:font-size-asian="10pt" style:font-weight-asian="normal" style:font-size-complex="10pt" style:font-weight-complex="normal"/>
    </style:style>
    <style:style style:name="P12" style:family="paragraph" style:parent-style-name="Preformatted_20_Text">
      <style:text-properties fo:color="#000000" style:font-name="Arial" fo:font-size="10pt" fo:font-weight="normal" officeooo:rsid="00d4afb8" officeooo:paragraph-rsid="001a3170" fo:background-color="#ffffff" style:font-size-asian="10pt" style:font-weight-asian="normal" style:font-size-complex="10pt" style:font-weight-complex="normal"/>
    </style:style>
    <style:style style:name="P13" style:family="paragraph" style:parent-style-name="Preformatted_20_Text">
      <style:text-properties fo:color="#000000" style:font-name="Arial" fo:font-size="10pt" fo:font-weight="normal" officeooo:rsid="00288336" officeooo:paragraph-rsid="001a3170" fo:background-color="#ffffff" style:font-size-asian="10pt" style:font-weight-asian="normal" style:font-size-complex="10pt" style:font-weight-complex="normal"/>
    </style:style>
    <style:style style:name="P14" style:family="paragraph" style:parent-style-name="Preformatted_20_Text">
      <style:text-properties fo:color="#000000" style:font-name="Arial" fo:font-size="10pt" fo:font-weight="normal" officeooo:rsid="00cd9c2f" officeooo:paragraph-rsid="001a3170" fo:background-color="#ffffff" style:font-size-asian="10pt" style:font-weight-asian="normal" style:font-size-complex="10pt" style:font-weight-complex="normal"/>
    </style:style>
    <style:style style:name="P15" style:family="paragraph" style:parent-style-name="Preformatted_20_Text">
      <style:text-properties fo:color="#000000" style:font-name="Arial" fo:font-size="10pt" fo:font-weight="normal" officeooo:rsid="0082cb59" officeooo:paragraph-rsid="001a3170" fo:background-color="#ffffff" style:font-size-asian="10pt" style:font-weight-asian="normal" style:font-size-complex="10pt" style:font-weight-complex="normal"/>
    </style:style>
    <style:style style:name="P16" style:family="paragraph" style:parent-style-name="Preformatted_20_Text">
      <style:text-properties fo:color="#000000" style:font-name="Arial" fo:font-size="10pt" fo:font-weight="normal" officeooo:rsid="0042886e" officeooo:paragraph-rsid="0042886e" fo:background-color="#ffffff" style:font-size-asian="10pt" style:font-weight-asian="normal" style:font-size-complex="10pt" style:font-weight-complex="normal"/>
    </style:style>
    <style:style style:name="P17" style:family="paragraph" style:parent-style-name="Preformatted_20_Text">
      <style:text-properties fo:color="#000000" style:font-name="Arial" fo:font-size="10pt" fo:font-weight="normal" officeooo:rsid="0045f6a1" officeooo:paragraph-rsid="0045f6a1" fo:background-color="#ffffff" style:font-size-asian="10pt" style:font-weight-asian="normal" style:font-size-complex="10pt" style:font-weight-complex="normal"/>
    </style:style>
    <style:style style:name="P18" style:family="paragraph" style:parent-style-name="Preformatted_20_Text">
      <style:text-properties fo:color="#000000" style:font-name="Arial" fo:font-size="10pt" fo:font-weight="normal" officeooo:rsid="0048b475" officeooo:paragraph-rsid="0048b475" fo:background-color="#ffffff" style:font-size-asian="10pt" style:font-weight-asian="normal" style:font-size-complex="10pt" style:font-weight-complex="normal"/>
    </style:style>
    <style:style style:name="P19" style:family="paragraph" style:parent-style-name="Preformatted_20_Text">
      <style:text-properties fo:color="#000000" style:font-name="Arial" fo:font-size="10pt" fo:font-weight="normal" officeooo:rsid="004971b5" officeooo:paragraph-rsid="004971b5" fo:background-color="#ffffff" style:font-size-asian="10pt" style:font-weight-asian="normal" style:font-size-complex="10pt" style:font-weight-complex="normal"/>
    </style:style>
    <style:style style:name="P20" style:family="paragraph" style:parent-style-name="Preformatted_20_Text">
      <style:text-properties fo:color="#000000" style:font-name="Arial" fo:font-size="10pt" fo:font-weight="normal" officeooo:rsid="004971b5" officeooo:paragraph-rsid="0049c769" fo:background-color="#ffffff" style:font-size-asian="10pt" style:font-weight-asian="normal" style:font-size-complex="10pt" style:font-weight-complex="normal"/>
    </style:style>
    <style:style style:name="P21" style:family="paragraph" style:parent-style-name="Preformatted_20_Text">
      <style:text-properties fo:color="#000000" style:font-name="Arial" fo:font-size="10pt" fo:font-weight="normal" officeooo:rsid="0049c769" officeooo:paragraph-rsid="0049c769" fo:background-color="#ffffff" style:font-size-asian="10pt" style:font-weight-asian="normal" style:font-size-complex="10pt" style:font-weight-complex="normal"/>
    </style:style>
    <style:style style:name="P22" style:family="paragraph" style:parent-style-name="Preformatted_20_Text">
      <style:text-properties fo:color="#000000" style:font-name="Arial" fo:font-size="10pt" fo:font-weight="normal" officeooo:rsid="004a0c47" officeooo:paragraph-rsid="004a0c47" fo:background-color="#ffffff" style:font-size-asian="10pt" style:font-weight-asian="normal" style:font-size-complex="10pt" style:font-weight-complex="normal"/>
    </style:style>
    <style:style style:name="P23" style:family="paragraph" style:parent-style-name="Preformatted_20_Text">
      <style:text-properties fo:color="#000000" style:font-name="Arial" fo:font-size="10pt" fo:font-weight="normal" officeooo:rsid="004b6978" officeooo:paragraph-rsid="004b6978" fo:background-color="#ffffff" style:font-size-asian="10pt" style:font-weight-asian="normal" style:font-size-complex="10pt" style:font-weight-complex="normal"/>
    </style:style>
    <style:style style:name="P24" style:family="paragraph" style:parent-style-name="Preformatted_20_Text">
      <style:text-properties fo:color="#000000" style:font-name="Arial" fo:font-size="10pt" fo:font-weight="normal" officeooo:rsid="004cf3df" officeooo:paragraph-rsid="004cf3df" fo:background-color="#ffffff" style:font-size-asian="10pt" style:font-weight-asian="normal" style:font-size-complex="10pt" style:font-weight-complex="normal"/>
    </style:style>
    <style:style style:name="P25" style:family="paragraph" style:parent-style-name="Preformatted_20_Text">
      <style:text-properties fo:color="#000000" style:font-name="Arial" fo:font-size="10pt" fo:font-weight="normal" officeooo:rsid="004d2d25" officeooo:paragraph-rsid="004d2d25" fo:background-color="#ffffff" style:font-size-asian="10pt" style:font-weight-asian="normal" style:font-size-complex="10pt" style:font-weight-complex="normal"/>
    </style:style>
    <style:style style:name="P26" style:family="paragraph" style:parent-style-name="Preformatted_20_Text">
      <style:text-properties fo:color="#000000" style:font-name="Arial" fo:font-size="10pt" fo:font-weight="normal" officeooo:rsid="004dd99d" officeooo:paragraph-rsid="004dd99d" fo:background-color="#ffffff" style:font-size-asian="10pt" style:font-weight-asian="normal" style:font-size-complex="10pt" style:font-weight-complex="normal"/>
    </style:style>
    <style:style style:name="P27" style:family="paragraph" style:parent-style-name="Preformatted_20_Text">
      <style:text-properties fo:color="#000000" style:font-name="Arial" fo:font-size="10pt" fo:font-weight="normal" officeooo:rsid="00501be7" officeooo:paragraph-rsid="00501be7" fo:background-color="#ffffff" style:font-size-asian="10pt" style:font-weight-asian="normal" style:font-size-complex="10pt" style:font-weight-complex="normal"/>
    </style:style>
    <style:style style:name="P28" style:family="paragraph" style:parent-style-name="Preformatted_20_Text">
      <style:text-properties fo:color="#000000" style:font-name="Arial" fo:font-size="10pt" fo:font-weight="normal" officeooo:rsid="00518239" officeooo:paragraph-rsid="00518239" fo:background-color="#ffffff" style:font-size-asian="10pt" style:font-weight-asian="normal" style:font-size-complex="10pt" style:font-weight-complex="normal"/>
    </style:style>
    <style:style style:name="P29" style:family="paragraph" style:parent-style-name="Preformatted_20_Text">
      <style:text-properties fo:color="#000000" style:font-name="Arial" fo:font-size="10pt" fo:font-weight="normal" officeooo:rsid="0051dd4a" officeooo:paragraph-rsid="0051dd4a" fo:background-color="#ffffff" style:font-size-asian="10pt" style:font-weight-asian="normal" style:font-size-complex="10pt" style:font-weight-complex="normal"/>
    </style:style>
    <style:style style:name="P30" style:family="paragraph" style:parent-style-name="Preformatted_20_Text">
      <style:text-properties fo:color="#000000" style:font-name="Arial" fo:font-size="10pt" fo:font-weight="bold" officeooo:rsid="0082cb59" officeooo:paragraph-rsid="001a3170" fo:background-color="#ffffff" style:font-size-asian="10pt" style:font-weight-asian="bold" style:font-size-complex="10pt" style:font-weight-complex="bold"/>
    </style:style>
    <style:style style:name="P31" style:family="paragraph" style:parent-style-name="Preformatted_20_Text">
      <style:text-properties fo:color="#000000" style:font-name="Arial" fo:font-size="10pt" fo:font-weight="bold" officeooo:rsid="0082cb59" officeooo:paragraph-rsid="001fb07c" fo:background-color="#ffffff" style:font-size-asian="10pt" style:font-weight-asian="bold" style:font-size-complex="10pt" style:font-weight-complex="bold"/>
    </style:style>
    <style:style style:name="P32" style:family="paragraph" style:parent-style-name="Preformatted_20_Text">
      <style:text-properties fo:color="#000000" style:font-name="Arial" fo:font-size="10pt" fo:font-weight="bold" officeooo:rsid="002aa971" officeooo:paragraph-rsid="001fb07c" fo:background-color="#ffffff" style:font-size-asian="10pt" style:font-weight-asian="bold" style:font-size-complex="10pt" style:font-weight-complex="bold"/>
    </style:style>
    <style:style style:name="P33" style:family="paragraph" style:parent-style-name="Preformatted_20_Text">
      <style:text-properties fo:color="#000000" style:font-name="Arial" fo:font-size="10pt" fo:font-weight="bold" officeooo:rsid="00518239" officeooo:paragraph-rsid="00518239" fo:background-color="#ffffff" style:font-size-asian="10pt" style:font-weight-asian="bold" style:font-size-complex="10pt" style:font-weight-complex="bold"/>
    </style:style>
    <style:style style:name="P34" style:family="paragraph" style:parent-style-name="Preformatted_20_Text">
      <style:text-properties fo:color="#000000" style:font-name="Arial" fo:font-size="10pt" officeooo:rsid="00c026fe" officeooo:paragraph-rsid="001a3170" fo:background-color="#ffffff" style:font-size-asian="10pt" style:font-size-complex="10pt"/>
    </style:style>
    <style:style style:name="P35" style:family="paragraph" style:parent-style-name="Preformatted_20_Text">
      <style:text-properties fo:color="#000000" style:font-name="Arial" fo:font-size="10pt" officeooo:paragraph-rsid="001a3170" fo:background-color="#ffffff" style:font-size-asian="10pt" style:font-size-complex="10pt"/>
    </style:style>
    <style:style style:name="P36" style:family="paragraph" style:parent-style-name="Preformatted_20_Text">
      <style:text-properties fo:color="#000000" style:font-name="Arial" fo:font-size="10pt" officeooo:paragraph-rsid="003d8bfa" fo:background-color="#ffffff" style:font-size-asian="10pt" style:font-size-complex="10pt"/>
    </style:style>
    <style:style style:name="P37" style:family="paragraph" style:parent-style-name="Preformatted_20_Text">
      <style:text-properties fo:color="#000000" style:font-name="Arial" fo:font-size="10pt" fo:font-weight="normal" officeooo:rsid="002a98c2" officeooo:paragraph-rsid="003d8bfa" fo:background-color="#ffffff" style:font-size-asian="10pt" style:font-weight-asian="normal" style:font-size-complex="10pt" style:font-weight-complex="normal"/>
    </style:style>
    <style:style style:name="T1" style:family="text">
      <style:text-properties officeooo:rsid="00191441"/>
    </style:style>
    <style:style style:name="T2" style:family="text">
      <style:text-properties officeooo:rsid="00b51fde"/>
    </style:style>
    <style:style style:name="T3" style:family="text">
      <style:text-properties officeooo:rsid="01045f6e"/>
    </style:style>
    <style:style style:name="T4" style:family="text">
      <style:text-properties officeooo:rsid="00b9006a"/>
    </style:style>
    <style:style style:name="T5" style:family="text">
      <style:text-properties officeooo:rsid="00ba83d1"/>
    </style:style>
    <style:style style:name="T6" style:family="text">
      <style:text-properties officeooo:rsid="00b7a328"/>
    </style:style>
    <style:style style:name="T7" style:family="text">
      <style:text-properties officeooo:rsid="00984d70"/>
    </style:style>
    <style:style style:name="T8" style:family="text">
      <style:text-properties officeooo:rsid="01052474"/>
    </style:style>
    <style:style style:name="T9" style:family="text">
      <style:text-properties officeooo:rsid="010a7452"/>
    </style:style>
    <style:style style:name="T10" style:family="text">
      <style:text-properties officeooo:rsid="010b035b"/>
    </style:style>
    <style:style style:name="T11" style:family="text">
      <style:text-properties fo:font-weight="normal" style:font-weight-asian="normal" style:font-weight-complex="normal"/>
    </style:style>
    <style:style style:name="T12" style:family="text">
      <style:text-properties fo:font-weight="normal" officeooo:rsid="00904da8" style:font-weight-asian="normal" style:font-weight-complex="normal"/>
    </style:style>
    <style:style style:name="T13" style:family="text">
      <style:text-properties fo:font-weight="normal" officeooo:rsid="00be81e8" style:font-weight-asian="normal" style:font-weight-complex="normal"/>
    </style:style>
    <style:style style:name="T14" style:family="text">
      <style:text-properties fo:font-weight="normal" officeooo:rsid="0027d0fc" style:font-weight-asian="normal" style:font-weight-complex="normal"/>
    </style:style>
    <style:style style:name="T15" style:family="text">
      <style:text-properties fo:font-weight="normal" officeooo:rsid="00bf18ce" style:font-weight-asian="normal" style:font-weight-complex="normal"/>
    </style:style>
    <style:style style:name="T16" style:family="text">
      <style:text-properties fo:font-weight="normal" officeooo:rsid="00c1b415" style:font-weight-asian="normal" style:font-weight-complex="normal"/>
    </style:style>
    <style:style style:name="T17" style:family="text">
      <style:text-properties fo:font-weight="normal" officeooo:rsid="00c1fc20" style:font-weight-asian="normal" style:font-weight-complex="normal"/>
    </style:style>
    <style:style style:name="T18" style:family="text">
      <style:text-properties fo:font-weight="normal" officeooo:rsid="00c2fe4e" style:font-weight-asian="normal" style:font-weight-complex="normal"/>
    </style:style>
    <style:style style:name="T19" style:family="text">
      <style:text-properties fo:font-weight="normal" officeooo:rsid="00c6ddb6" style:font-weight-asian="normal" style:font-weight-complex="normal"/>
    </style:style>
    <style:style style:name="T20" style:family="text">
      <style:text-properties fo:font-weight="normal" officeooo:rsid="00c7f8a1" style:font-weight-asian="normal" style:font-weight-complex="normal"/>
    </style:style>
    <style:style style:name="T21" style:family="text">
      <style:text-properties fo:font-weight="normal" officeooo:rsid="00c8b792" style:font-weight-asian="normal" style:font-weight-complex="normal"/>
    </style:style>
    <style:style style:name="T22" style:family="text">
      <style:text-properties fo:font-weight="normal" officeooo:rsid="00ca672f" style:font-weight-asian="normal" style:font-weight-complex="normal"/>
    </style:style>
    <style:style style:name="T23" style:family="text">
      <style:text-properties fo:font-weight="normal" officeooo:rsid="00cab097" style:font-weight-asian="normal" style:font-weight-complex="normal"/>
    </style:style>
    <style:style style:name="T24" style:family="text">
      <style:text-properties fo:font-weight="normal" officeooo:rsid="002a98c2" style:font-weight-asian="normal" style:font-weight-complex="normal"/>
    </style:style>
    <style:style style:name="T25" style:family="text">
      <style:text-properties fo:font-weight="normal" officeooo:rsid="00cd3bd9" style:font-weight-asian="normal" style:font-weight-complex="normal"/>
    </style:style>
    <style:style style:name="T26" style:family="text">
      <style:text-properties fo:font-weight="normal" officeooo:rsid="004441a4" style:font-weight-asian="normal" style:font-weight-complex="normal"/>
    </style:style>
    <style:style style:name="T27" style:family="text">
      <style:text-properties fo:font-weight="normal" officeooo:rsid="00288336" style:font-weight-asian="normal" style:font-weight-complex="normal"/>
    </style:style>
    <style:style style:name="T28" style:family="text">
      <style:text-properties fo:font-weight="normal" officeooo:rsid="00cd9c2f" style:font-weight-asian="normal" style:font-weight-complex="normal"/>
    </style:style>
    <style:style style:name="T29" style:family="text">
      <style:text-properties fo:font-weight="normal" officeooo:rsid="003123aa" style:font-weight-asian="normal" style:font-weight-complex="normal"/>
    </style:style>
    <style:style style:name="T30" style:family="text">
      <style:text-properties fo:font-weight="normal" officeooo:rsid="00325bcb" style:font-weight-asian="normal" style:font-weight-complex="normal"/>
    </style:style>
    <style:style style:name="T31" style:family="text">
      <style:text-properties fo:font-weight="normal" officeooo:rsid="0032aa98" style:font-weight-asian="normal" style:font-weight-complex="normal"/>
    </style:style>
    <style:style style:name="T32" style:family="text">
      <style:text-properties fo:font-weight="normal" officeooo:rsid="0032cbea" style:font-weight-asian="normal" style:font-weight-complex="normal"/>
    </style:style>
    <style:style style:name="T33" style:family="text">
      <style:text-properties fo:font-weight="normal" officeooo:rsid="0033bc8f" style:font-weight-asian="normal" style:font-weight-complex="normal"/>
    </style:style>
    <style:style style:name="T34" style:family="text">
      <style:text-properties fo:font-weight="normal" officeooo:rsid="003561e4" style:font-weight-asian="normal" style:font-weight-complex="normal"/>
    </style:style>
    <style:style style:name="T35" style:family="text">
      <style:text-properties fo:font-weight="normal" officeooo:rsid="0038ebe0" style:font-weight-asian="normal" style:font-weight-complex="normal"/>
    </style:style>
    <style:style style:name="T36" style:family="text">
      <style:text-properties fo:font-weight="normal" officeooo:rsid="00392496" style:font-weight-asian="normal" style:font-weight-complex="normal"/>
    </style:style>
    <style:style style:name="T37" style:family="text">
      <style:text-properties fo:font-weight="normal" officeooo:rsid="003caab9" style:font-weight-asian="normal" style:font-weight-complex="normal"/>
    </style:style>
    <style:style style:name="T38" style:family="text">
      <style:text-properties fo:font-weight="normal" officeooo:rsid="0055243c" style:font-weight-asian="normal" style:font-weight-complex="normal"/>
    </style:style>
    <style:style style:name="T39" style:family="text">
      <style:text-properties officeooo:rsid="00bf18ce"/>
    </style:style>
    <style:style style:name="T40" style:family="text">
      <style:text-properties officeooo:rsid="00cd3bd9"/>
    </style:style>
    <style:style style:name="T41" style:family="text">
      <style:text-properties officeooo:rsid="004441a4"/>
    </style:style>
    <style:style style:name="T42" style:family="text">
      <style:text-properties officeooo:rsid="00d4afb8"/>
    </style:style>
    <style:style style:name="T43" style:family="text">
      <style:text-properties officeooo:rsid="00df0c22"/>
    </style:style>
    <style:style style:name="T44" style:family="text">
      <style:text-properties officeooo:rsid="00e05a93"/>
    </style:style>
    <style:style style:name="T45" style:family="text">
      <style:text-properties officeooo:rsid="002081be"/>
    </style:style>
    <style:style style:name="T46" style:family="text">
      <style:text-properties officeooo:rsid="0027ce94"/>
    </style:style>
    <style:style style:name="T47" style:family="text">
      <style:text-properties officeooo:rsid="00293413"/>
    </style:style>
    <style:style style:name="T48" style:family="text">
      <style:text-properties officeooo:rsid="002a4a32"/>
    </style:style>
    <style:style style:name="T49" style:family="text">
      <style:text-properties officeooo:rsid="002bef59"/>
    </style:style>
    <style:style style:name="T50" style:family="text">
      <style:text-properties officeooo:rsid="002bf5e1"/>
    </style:style>
    <style:style style:name="T51" style:family="text">
      <style:text-properties officeooo:rsid="0030c08b"/>
    </style:style>
    <style:style style:name="T52" style:family="text">
      <style:text-properties officeooo:rsid="00374c17"/>
    </style:style>
    <style:style style:name="T53" style:family="text">
      <style:text-properties officeooo:rsid="00383cba"/>
    </style:style>
    <style:style style:name="T54" style:family="text">
      <style:text-properties officeooo:rsid="003982b1"/>
    </style:style>
    <style:style style:name="T55" style:family="text">
      <style:text-properties officeooo:rsid="0039f4c1"/>
    </style:style>
    <style:style style:name="T56" style:family="text">
      <style:text-properties officeooo:rsid="003b6192"/>
    </style:style>
    <style:style style:name="T57" style:family="text">
      <style:text-properties officeooo:rsid="0040d2b8"/>
    </style:style>
    <style:style style:name="T58" style:family="text">
      <style:text-properties officeooo:rsid="004474a4"/>
    </style:style>
    <style:style style:name="T59" style:family="text">
      <style:text-properties officeooo:rsid="0045f6a1"/>
    </style:style>
    <style:style style:name="T60" style:family="text">
      <style:text-properties officeooo:rsid="0046c5b6"/>
    </style:style>
    <style:style style:name="T61" style:family="text">
      <style:text-properties officeooo:rsid="004971b5"/>
    </style:style>
    <style:style style:name="T62" style:family="text">
      <style:text-properties officeooo:rsid="0049c769"/>
    </style:style>
    <style:style style:name="T63" style:family="text">
      <style:text-properties officeooo:rsid="004a0c47"/>
    </style:style>
    <style:style style:name="T64" style:family="text">
      <style:text-properties officeooo:rsid="004d2d25"/>
    </style:style>
    <style:style style:name="T65" style:family="text">
      <style:text-properties officeooo:rsid="004dae65"/>
    </style:style>
    <style:style style:name="T66" style:family="text">
      <style:text-properties officeooo:rsid="004dd99d"/>
    </style:style>
    <style:style style:name="T67" style:family="text">
      <style:text-properties officeooo:rsid="004f60e9"/>
    </style:style>
    <style:style style:name="T68" style:family="text">
      <style:text-properties officeooo:rsid="00501be7"/>
    </style:style>
    <style:style style:name="T69" style:family="text">
      <style:text-properties officeooo:rsid="00518239"/>
    </style:style>
    <style:style style:name="T70" style:family="text">
      <style:text-properties officeooo:rsid="0051dd4a"/>
    </style:style>
    <style:style style:name="T71" style:family="text">
      <style:text-properties officeooo:rsid="00546831"/>
    </style:style>
    <style:style style:name="T72" style:family="text">
      <style:text-properties officeooo:rsid="005524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line A<text:span text:style-name="T1">a</text:span>: Tedder begleitet den Nekromanten, <text:span text:style-name="T1">trotz seiner Verrücktheit, weiterhin.</text:span></text:p>
      <text:p text:style-name="P1"/>
      <text:p text:style-name="P1"/>
      <text:p text:style-name="P1"/>
      <text:p text:style-name="P30">Episode 6: Rückeroberung</text:p>
      <text:p text:style-name="P15"/>
      <text:p text:style-name="P5"><text:span text:style-name="T45">A</text:span>n Wickberts Leiche vorbei nach Nordosten, in Richtung <text:span text:style-name="T45">meiner alten Heimat in den Tückischen Gipfeln</text:span>. Zwar immer noch im Flachland, doch näher an den Bergen, stoßen wir auf immer mehr Ugoki und mir vertrautes Gebiet. <text:span text:style-name="T2">Meine eigenen Rachegelüste hielten sich in Grenzen, doch bei Ugoki nahm es unnatürliche Ausmaße an. Er verfällt mittlerweile auch in eine Art Wahnsinn. Jedoch, glücklicherweise, eine andere Art der Verrücktheit als die, die sich bei Nekromant zeigt. Er ist die ganze Zeit mit Rachegedanken beschäftigt, wie wir König Disgustus I bis zu Selbstmordgedanken treiben werden. Seine Worte gehen weit über das Böse hinaus.</text:span></text:p>
      <text:p text:style-name="P5"/>
      <text:p text:style-name="P6"><text:span text:style-name="T46">Hoffentlich sind </text:span>zumindest noch ein paar Trolle <text:span text:style-name="T46">am </text:span>Leben. Versklavt oder in Gefangenschaft, eines davon <text:span text:style-name="T3">wäre möglich</text:span>. Wir werden sie befreien, so viel steht fest. Ich hoffe, dass Uruknorg im Süden <text:span text:style-name="T4">an seinen Wunden verreckt und ich sein abscheuliches Gesicht nie wieder erblicken muss.</text:span></text:p>
      <text:p text:style-name="P6"/>
      <text:p text:style-name="P7">Nekromant bringt mir die Künste der Totenbeschwörung immer näher. Auf dem Weg<text:span text:style-name="T5"> </text:span>lerne ich, wie ich die toten <text:span text:style-name="T6">Menschenleichen </text:span>nicht nur zu Skeletten wiederbeleben kann, sondern auch mit etwas mehr Aufwand und Konzentration ihre Seelen in unserer Welt <text:span text:style-name="T7">als Geister</text:span> zu materialisieren. <text:span text:style-name="T47">Wenn Disgustus genügend gefoltert, ausreichend Körperteile abgeschnitten und getötet wurde, werde ich ihn als Geist wieder beschwören. Dann darf er in der Höhle, in der Nekromant Jahre seines Lebens verbracht hatte, für die Ewigkeit „Ich darf niemals Tedder hintergehen!“ an die Höhlenwände schreiben.</text:span></text:p>
      <text:p text:style-name="P7"/>
      <text:p text:style-name="P7">Geisterbeschwörung ist ein wirklich schwieriger Bereich der Nekromantie. Trotz de<text:span text:style-name="T48">s immer mehr durchdrehenden </text:span>Reisebegleiters bin ich wirklich zufrieden, ihn nicht für den stinkenden Ork Uruknorg verraten <text:span text:style-name="T8">zu </text:span>habe<text:span text:style-name="T8">n</text:span>. Uruknorg mag eine größere Armee haben, doch mit Nekromant und mit dem Wissen in seinem Buch, was er inzwischen aufgegeben hat mir zu verkaufen, kann ich jeden gefallenen Feind oder auch ehemals lebenden Freund zu meiner eigenen Armee aus Geistern und Skeletten zählen.</text:p>
      <text:p text:style-name="P7"/>
      <text:p text:style-name="P8">Ich bin gespannt, wie meine ehemalige Heimat jetzt aussieht. Vielleicht ist ja wirklich alles niedergebrannt und nur mehr Ruinen der Bauten und Leichen meines ehemaligen Stammes vorzufinden. Oder aber die Menschen machen Nutzen aus dem fruchtbaren Boden. Vielleicht leben dort jetzt ganz liebe Friede Freude Eierkuchen Bauern, deren Kinder ich an Nekromant für seine sogenannten Forschungen verkaufen kann. Dann könnte sogar ein Tauschgeschäft <text:span text:style-name="T48">rausspringen</text:span> - Buch gegen Kinder.</text:p>
      <text:p text:style-name="P7"/>
      <text:p text:style-name="P9">Nach knapp mehr als einem Tag Gewaltmarsch in Richtung Nordosten, nordwestlich mit gutem Abstand vorbei an <text:span text:style-name="T72">Bostim</text:span>, <text:span text:style-name="T50">ragen die </text:span>Berggipfel <text:span text:style-name="T50">empor, die höchsten, weit entferntesten Spitzen von Nebel umgeben und Schnee und Eis bedeckt</text:span>. Mein spezieller Freund und Lehrer braucht eine Pause – Wir schlagen also unser Lager auf.</text:p>
      <text:p text:style-name="P9"/>
      <text:p text:style-name="P9">Kurz nachdem wir fertig sind, sehen wir sich etwas in weiter Ferne bewegen. Es scheint aus den Bergen zu kommen. Also haben die Menschen wohl nicht alles niedergebrannt. Es <text:span text:style-name="T9">sind Ritter mit dem Wappen Bostims</text:span>. Sie <text:span text:style-name="T10">kommen nicht zu nah</text:span>, sondern <text:span text:style-name="T51">bleiben in der </text:span>Ferne <text:span text:style-name="T51">stehen</text:span>.</text:p>
      <text:p text:style-name="P9"/>
      <text:p text:style-name="P35"><text:span text:style-name="T12">--- Tedder </text:span><text:span text:style-name="T13">startet (Mit Nekromant, der alles sarkastisch und unnötig kommentiert) </text:span><text:span text:style-name="T12">im Südwesten der Karte </text:span></text:p>
      <text:p text:style-name="P4"/>
      <text:p text:style-name="P35"><text:span text:style-name="T14">Ugoki: „</text:span>Unsere Heimat. <text:span text:style-name="T39">Lass uns jegliche Menschen von dort vertreiben und versklavten Trolle befreien!</text:span><text:span text:style-name="T14">“</text:span></text:p>
      <text:p text:style-name="P10"/>
      <text:p text:style-name="P34"><text:span text:style-name="T14">N</text:span><text:span text:style-name="T11">ekromant: „Vertreiben bloß? N</text:span><text:span text:style-name="T15">ein, besser töten. </text:span><text:span text:style-name="T16">Ich brauche körperliche Nähe </text:span><text:span text:style-name="T17">für meine Forschungen</text:span><text:span text:style-name="T16">, das geht nicht, wenn sie weg</text:span><text:span text:style-name="T29">gelaufen</text:span><text:span text:style-name="T16"> sind. </text:span><text:span text:style-name="T15">Alle </text:span><text:span text:style-name="T11">Menschen </text:span><text:span text:style-name="T15">töten</text:span><text:span text:style-name="T11">!“</text:span></text:p>
      <text:p text:style-name="P10"/>
      <text:p text:style-name="P35"><text:span text:style-name="T14">--- Zwei Reiter </text:span><text:span text:style-name="T30">(Namen: Armbard und Helmut)</text:span><text:span text:style-name="T14"> der Menschen </text:span><text:span text:style-name="T18">sind </text:span><text:span text:style-name="T14">von den Bergen in Richtung Südwesten </text:span><text:span text:style-name="T18">geritten</text:span><text:span text:style-name="T14">, näher zu dem Spieler</text:span></text:p>
      <text:p text:style-name="P10"/>
      <text:p text:style-name="P35"><text:span text:style-name="T30">Helmut</text:span><text:span text:style-name="T14">: „</text:span><text:span text:style-name="T11">Eh, schau mal! Dort befestigen </text:span><text:span text:style-name="T33">Wilde</text:span><text:span text:style-name="T11"> ihre Lager auf unserm Land.</text:span><text:span text:style-name="T14">“</text:span></text:p>
      <text:p text:style-name="P10"/>
      <text:p text:style-name="P35"><text:span text:style-name="T14">Tedder: „</text:span><text:span text:style-name="T11">Diese verkümmerten Lebenden mit ihren </text:span><text:span text:style-name="T31">Pferden</text:span><text:span text:style-name="T11">.</text:span><text:span text:style-name="T14">“</text:span></text:p>
      <text:p text:style-name="P10"/>
      <text:p text:style-name="P35"><text:span text:style-name="T30">Armbard</text:span><text:span text:style-name="T14">: „</text:span><text:span text:style-name="T11">Das sind keine </text:span><text:span text:style-name="T33">Wilden</text:span><text:span text:style-name="T11">, mkay? Viel zu bleich. Und warum sollten sie von Süden kommen?</text:span><text:span text:style-name="T14">“</text:span></text:p>
      <text:p text:style-name="P10"/>
      <text:p text:style-name="P35"><text:span text:style-name="T31">Helmut</text:span><text:span text:style-name="T14">: „</text:span><text:span text:style-name="T11">Viel zu dichter Nebel </text:span><text:span text:style-name="T19">jetzt</text:span><text:span text:style-name="T11">. Lass uns </text:span><text:span text:style-name="T20">Governeur</text:span><text:span text:style-name="T11"> Rudolt bescheid geb</text:span><text:span text:style-name="T21">n</text:span><text:span text:style-name="T11">, nja.</text:span><text:span text:style-name="T14">“</text:span></text:p>
      <text:p text:style-name="P10"><text:soft-page-break/></text:p>
      <text:p text:style-name="P10">--- Reiter reiten zurück in die Berge, zum Stadthalter Governeur Rudolt</text:p>
      <text:p text:style-name="P10"/>
      <text:p text:style-name="P35"><text:span text:style-name="T32">Helmut</text:span><text:span text:style-name="T14">: „</text:span><text:span text:style-name="T11">*räusper* Seid gegrüßt, Rudolt. Wir ha</text:span><text:span text:style-name="T22">m</text:span><text:span text:style-name="T11"> da so südöstlich n paar Untote gesehen. Wollten nur ma </text:span><text:span text:style-name="T23">B</text:span><text:span text:style-name="T11">escheid geben.</text:span><text:span text:style-name="T14">“</text:span></text:p>
      <text:p text:style-name="P10"/>
      <text:p text:style-name="P35"><text:span text:style-name="T14">Governeur Rudolt: „</text:span><text:span text:style-name="T11">Dann tut mal die Glocken läuten!</text:span><text:span text:style-name="T14">“</text:span></text:p>
      <text:p text:style-name="P10"/>
      <text:p text:style-name="P10">--- Ziel: Besiege Governeur Rudolt und übernehme d<text:span text:style-name="T57">ie Tückischen Gipfel</text:span></text:p>
      <text:p text:style-name="P10"/>
      <text:p text:style-name="P10">--- <text:span text:style-name="T40">Beim ersten Tod eines Menschen </text:span>erscheint ein Reiter der Menschen in der Burg <text:span text:style-name="T40">in den Bergen</text:span>. Der Reiter soll nach <text:span text:style-name="T72">Bostim</text:span> eilen und <text:span text:style-name="T52">König </text:span>Disgustus <text:span text:style-name="T52">I </text:span>um Hilfe <text:span text:style-name="T41">beten</text:span> (zusätzliche Truppen). Wenn es der Reiter nach Süden zum Kartenrand von diesem Szenario (<text:span text:style-name="T72">Bostim</text:span>) schafft, kommen nach ein paar weiteren Runden einige sehr starke Truppen von Disgusburg um zu helfen <text:span text:style-name="T40">und</text:span> d<text:span text:style-name="T53">ie Tückischen Gipfel </text:span><text:s/>zu halten. <text:span text:style-name="T40">Diese Verstärkung kommt von Süden – Man ist nicht dazu verpflichtet diese Einheiten zu töten. Nur Governeur Rudolt.</text:span> Der Reiter heißt „Envoy“</text:p>
      <text:p text:style-name="P10"/>
      <text:p text:style-name="P10">--- Wenn der <text:span text:style-name="T40">erste „Sichtkontakt“ ist =&gt; Ziel: Töte alle Menschen, die sich im Gebirge befinden</text:span></text:p>
      <text:p text:style-name="P10"/>
      <text:p text:style-name="P12">Menschliche Einheit, die gesichtet wurde: „Uahh! Das sind Untote!!“</text:p>
      <text:p text:style-name="P10"/>
      <text:p text:style-name="P10">--- <text:span text:style-name="T42">Wenn der erste Mensch stirbt, Envoy kommt</text:span></text:p>
      <text:p text:style-name="P10"/>
      <text:p text:style-name="P35"><text:span text:style-name="T25">Envoy</text:span><text:span text:style-name="T14">: „</text:span><text:span text:style-name="T25">Ich werde </text:span><text:span text:style-name="T38">Bostim</text:span><text:span text:style-name="T11"> </text:span><text:span text:style-name="T25">benachrichtigen</text:span><text:span text:style-name="T11">, dass ein paar beschränkte Untote versuchen unsere Feste zu übernehmen!</text:span><text:span text:style-name="T14">“</text:span></text:p>
      <text:p text:style-name="P10"/>
      <text:p text:style-name="P35"><text:span text:style-name="T14">Dialog: „</text:span><text:span text:style-name="T11">Sollte der Envoy von den Menschen die südlich gelegene Stadt </text:span><text:span text:style-name="T38">Bostim</text:span><text:span text:style-name="T11"> erreichen, wird nach kürzester Zeit Verstärkung von </text:span><text:span text:style-name="T38">Bostim</text:span><text:span text:style-name="T11"> kommen. Töte den Envoy, bevor er </text:span><text:span text:style-name="T36">die Stadt </text:span><text:span text:style-name="T11">erreicht, um eine Übermacht der Menschen zu verhindern.</text:span><text:span text:style-name="T14">“</text:span></text:p>
      <text:p text:style-name="P10"/>
      <text:p text:style-name="P10">--- Wenn der Envoy <text:span text:style-name="T72">Bostim</text:span> erreicht, verschwindet der Reiter für ein paar Runden</text:p>
      <text:p text:style-name="P10"/>
      <text:p text:style-name="P35"><text:span text:style-name="T14">Envoy: „</text:span><text:span text:style-name="T11">Verstärkung wird kommen!</text:span><text:span text:style-name="T14">“</text:span></text:p>
      <text:p text:style-name="P10"/>
      <text:p text:style-name="P10">--- Nach dem der Envoy <text:span text:style-name="T72">Bostim</text:span> erreicht hatte, kommt er wieder, mit Verstärkung von <text:span text:style-name="T56">der Stadtwache</text:span></text:p>
      <text:p text:style-name="P10"/>
      <text:p text:style-name="P35"><text:span text:style-name="T14">Envoy: „</text:span><text:span text:style-name="T11">Ich konnte bei</text:span><text:span text:style-name="T37">m König </text:span><text:span text:style-name="T26">ein </text:span><text:span text:style-name="T11">paar Truppen </text:span><text:span text:style-name="T26">erbeten</text:span><text:span text:style-name="T27">.“</text:span></text:p>
      <text:p text:style-name="P13"/>
      <text:p text:style-name="P35"><text:span text:style-name="T27">--- </text:span><text:span text:style-name="T24">Es kommen einige, viele, starke Einheiten der Menschen vom Süden der Kartenrand. </text:span><text:span text:style-name="T28">Langsame Einheiten.</text:span></text:p>
      <text:p text:style-name="P14"/>
      <text:p text:style-name="P3">--- Wenn Governeur Rudolt besiegt wurde</text:p>
      <text:p text:style-name="P3"/>
      <text:p text:style-name="P36"><text:span text:style-name="T24">Tedder: „</text:span><text:span text:style-name="T11">Damit wären wir zuhause!</text:span><text:span text:style-name="T24">“</text:span></text:p>
      <text:p text:style-name="P31"/>
      <text:p text:style-name="P2"/>
      <text:p text:style-name="P2"/>
      <text:p text:style-name="P11"/>
      <text:p text:style-name="P11"/>
      <text:p text:style-name="P32"><text:span text:style-name="T43">Episode</text:span> 7: <text:span text:style-name="T44">Rache</text:span></text:p>
      <text:p text:style-name="P32"/>
      <text:p text:style-name="P16">Es fühlt sich gut an, wieder zuhause zu sein. Ugoki beschäftigt sich damit, jeglichen noch lebenden Menschen Körperteile auszureißen oder einfach nur ihren Kopf einzuschlagen. Nekromant schaut ihm dabei zu, was wirklich etwas verstörend wirkt.</text:p>
      <text:p text:style-name="P16"/>
      <text:p text:style-name="P16">Mein Freund und Totenbeschwörungsmeister versucht mir zu erklären, wie ich Lebende davon abhalte, zu sterben. Eigentlich geht es nicht darum, sie vom Sterben abzuhalten. Sterben heißt ja nicht gleich tot sein. Das Ziel ist es, die <text:span text:style-name="T58">Objekte</text:span> untot anstatt tot zu bekommen. Der Trick <text:span text:style-name="T58">liegt darin,</text:span> ihre Seele,n wie bei der Geisterbeschwörung, in dieser Welt zu materialisieren, doch zusätzlich noch mit ihren Körpern zu verbinden. <text:span text:style-name="T59">Diese Methode der Totenbeschwörung ist um einiges leichter und deutlich weniger anstrengend als Skeletten Leben einzuhauchen oder gar Seelen als Geister zu beschwören, wenn man sich lediglich auf den richtigen Moment konzentriert, noch kurz bevor sich das Leben ins Nirvana begibt.</text:span></text:p>
      <text:p text:style-name="P16"/>
      <text:p text:style-name="P17"><text:soft-page-break/>Ich habe jetzt eine kleine Armee von Zombies mit dieser Methode beschworen. Sie sind schwach und haben Grenzen, so wie die der Lebenden. Aber wenn ich es schaffe, jeden einzelnen gefallenen Gegner zu einer solchen lebenden Leiche zu korrumpieren, werden auch diese Kreaturen meiner untoten Armee eine extrem große Hilfe sein. Ugoki hat auch bereits neue Ideen, wie wir Disgustus foltern können, nicht nur lebend<text:span text:style-name="T60">ig</text:span> oder als Geist.</text:p>
      <text:p text:style-name="P17"/>
      <text:p text:style-name="P18">Es sind 2 Nächte vergangen, seit wir uns wieder in unserer ehemals beheimateten Trollstadt befinden. Es ist ungemütlich geworden, seit die Menschen hier hausten. Die Kanalisationen sind verstopft und die meiste<text:span text:style-name="T61">n</text:span> mechanischen Geräte sind nicht mehr funktionstüchtig.</text:p>
      <text:p text:style-name="P18"/>
      <text:p text:style-name="P19">Die Zeit ist gekommen. Die Zeit, um Rache zu nehmen. Die Zeit, um Bostim zu zerstören. Die Zeit, um Disgustus seiner Folter zuzuziehen.</text:p>
      <text:p text:style-name="P19"/>
      <text:p text:style-name="P19">--- <text:span text:style-name="T62">Tedder, Ugoki und Nekromant starten im Norden, wie in Episode 1. Disgustus befindet sich in Bostim, umgeben von ein paar Generälen und Offizieren. Ziel in diesem Szenario ist es, König Disgustus den Ersten bzw. alle kommenden gegnerischen Anführer zu töten</text:span></text:p>
      <text:p text:style-name="P19"/>
      <text:p text:style-name="P21">Tedder: „Oh großer König Disgustus, Herrscher von <text:span text:style-name="T72">Bostim</text:span>. Erinnert Ihr euch, wer ich bin?“</text:p>
      <text:p text:style-name="P21"/>
      <text:p text:style-name="P21">Disgustus: „Was oder wer auch immer. Freut mich, mit dir Bekanntschaft gemacht zu haben. Nenn mir deinen Namen, Untertan!“</text:p>
      <text:p text:style-name="P21"/>
      <text:p text:style-name="P21">Ugoki: „Pah, was für ein arroganter Widerling. Deine Schleimigkeit wird noch heute beendet werden!“</text:p>
      <text:p text:style-name="P21"/>
      <text:p text:style-name="P21">Tedder: „Mein Name ist Tedder. Klingelt da was?“</text:p>
      <text:p text:style-name="P21"/>
      <text:p text:style-name="P21">Disgustus: „Bitte was? Sag mir deinen Namen habe ich verlangt! Wenn du nicht Gehorsam zeigst, werde ich persönlich für eine kalte Zelle für den Rest deiner Tage sorgen!“</text:p>
      <text:p text:style-name="P21"/>
      <text:p text:style-name="P21">Nekromant: „Kann den bitte einfach mal einer umbringen? <text:span text:style-name="T63">Dumme Menschen.</text:span>“</text:p>
      <text:p text:style-name="P21"/>
      <text:p text:style-name="P22">Tedder: „Du hast richtig gehört. Ich bin Tedder. Und dein letzter Tag unter den Lebenden ist der heutige!“</text:p>
      <text:p text:style-name="P22"/>
      <text:p text:style-name="P22">Disgustus: „Pah! Wie auch immer du es geschafft hast zu überleben <text:s/>- Bringt mir dieses Tier lebend, ich will persönlich bei der Hinrichtung Zeuge sein!“</text:p>
      <text:p text:style-name="P22"/>
      <text:p text:style-name="P23">Tedder: „Und so beginnt meine zuckersüße Rache...“</text:p>
      <text:p text:style-name="P20"/>
      <text:p text:style-name="P19">--- <text:span text:style-name="T62">Nach ein paar Runden kommt von Süden Uruknorg</text:span></text:p>
      <text:p text:style-name="P19"/>
      <text:p text:style-name="P24">Uruknorg: „Tötet diesen verräterischen Troll und seine Verbündeten! Zerschmettert ihre Knochen, verbrennt die Leichen der Toten! Möge der heutige Tag die letzten Untoten südlich des Schwarzen Flusses für die Ewigkeit zu Nichte machen!“</text:p>
      <text:p text:style-name="P24"/>
      <text:p text:style-name="P24">--- <text:span text:style-name="T64">Nach ein paar weiteren Runden kommt ein Elf, Landolin, Sohn von Vasolin</text:span></text:p>
      <text:p text:style-name="P24"/>
      <text:p text:style-name="P25">Landolin: „Diese klapprigen Untoten haben meinen Vater Vasolin in das Reich der Toten geschickt! Tötet sie alle!“</text:p>
      <text:p text:style-name="P25"/>
      <text:p text:style-name="P25">--- <text:span text:style-name="T66">Wenn Disgustus stirbt</text:span></text:p>
      <text:p text:style-name="P25"/>
      <text:p text:style-name="P26">Disgustus: „Argh… Wie konnte das passieren? Wieso konntest du nicht einfach tot bleiben, Tedder!“</text:p>
      <text:p text:style-name="P26"/>
      <text:p text:style-name="P26">Tedder: „Lasst ihn am <text:span text:style-name="T67">Leben!</text:span> Ich werde mich mit Ugoki <text:span text:style-name="T68">persönlich </text:span>um ihn kümmern.“</text:p>
      <text:p text:style-name="P25"/>
      <text:p text:style-name="P27">Nekromant: „Und was ist mit mir? Bekomme ich gar keinen Spaß ab?“</text:p>
      <text:p text:style-name="P25"/>
      <text:p text:style-name="P25">--- <text:span text:style-name="T68">Wenn Uruknorg stirbt</text:span></text:p>
      <text:p text:style-name="P25"/>
      <text:p text:style-name="P27">Uruknorg: „Du verfluchter Verräter! Das eigene Land, das eigene Volk, die eigenen Verbündeten und die engsten Freunde so zu hintergehen. Wieso bist du nicht einfach tot geblieben!“</text:p>
      <text:p text:style-name="P27"/>
      <text:p text:style-name="P27">Tedder: „Tja. Kopf ab, bitte. Kopf ab, Alles gut. Alles gut, Ende gut.“</text:p>
      <text:p text:style-name="P27"><text:soft-page-break/></text:p>
      <text:p text:style-name="P27">--- <text:span text:style-name="T69">Wenn Landolin stirbt</text:span></text:p>
      <text:p text:style-name="P27"/>
      <text:p text:style-name="P28">Landolin: „Neeiiiin! Meine Blutlinie darf nicht aussterben! Das ist nicht...“</text:p>
      <text:p text:style-name="P28"/>
      <text:p text:style-name="P28">Ugoki: „Da sind die Arme ab.“</text:p>
      <text:p text:style-name="P28"/>
      <text:p text:style-name="P28">Landolin: „AHHHHH!!!!“</text:p>
      <text:p text:style-name="P28"/>
      <text:p text:style-name="P28">Nekromant: „Hahahaha, SPRITZ SPRATZ!“</text:p>
      <text:p text:style-name="P28"/>
      <text:p text:style-name="P28">Ugoki: „Da rollt der Kopf.“</text:p>
      <text:p text:style-name="P27"/>
      <text:p text:style-name="P25">--- <text:span text:style-name="T65">Wenn Disgustus, Uruknorg und Landolin getötet wurden, wird diese Story zu ende erzählt….</text:span></text:p>
      <text:p text:style-name="P25"/>
      <text:p text:style-name="P28">Tedder: „Räumt das hier auf – Überlasst die Leichen Nekromant, er hat bereits Verwendung für sie.“</text:p>
      <text:p text:style-name="P28"/>
      <text:p text:style-name="P33"/>
      <text:p text:style-name="P33"/>
      <text:p text:style-name="P33"/>
      <text:p text:style-name="P33">Epilog</text:p>
      <text:p text:style-name="P33"/>
      <text:p text:style-name="P28">Wir begeben uns zwischen den Leichen hindurch nach <text:span text:style-name="T72">Bostim</text:span>, wo Disgustus, bereits nahezu verblutet, auf uns wartete. Er wartete nicht wirklich auf uns, viel mehr auf den Tod. Ich wollte ihm den Tod nicht so einfach machen, doch Ugoki kann sich nicht zurückhalten und reißt einfach alle seine Gliedmaße sowie den Kopf ab. Ich entschließe mich dafür, seine Seele als Geist auf Ewig in unserer Welt zu verbannen. Ein paar meiner Skelettreiter sorgen dafür, dass er sicher in die Höhlen unter den Tückischen Gipfeln, wo zuvor Nekromant seine Tage zählen musste, geleitet wird.</text:p>
      <text:p text:style-name="P28"/>
      <text:p text:style-name="P28">Nekromant ist dem Wahnsinn komplett verfallen und bringt kaum noch ganze Sätze heraus, ohne sich der Anwesenheit von Toten zu vergewissern. Er verabschiedet sich von uns und nimmt einige der Toten mit – Leichen von allen Rassen, die in dieser Schlacht ihr Leben ließen: Elfen, Menschen, Orks. Auch ein paar Zombies will er mit sich nehmen. Er überlässt mir das Buch „Nekromantie für Dumme“. Der alte Totenbeschwörer ist der Meinung, dass ich nun soweit sei, die Geheimnisse der Geisterwelt, sowie noch viel mehr <text:span text:style-name="T70">über die</text:span> Nekromantie, alleine zu erforschen. <text:span text:style-name="T70">Vermisst wird er wohl nie werden.</text:span></text:p>
      <text:p text:style-name="P28"/>
      <text:p text:style-name="P29">Ugoki und ich teilen uns auf. Er will in Richtung des Wachsamen Waldes ziehen, um sicher zu stellen, dass allen restlichen Überlebenden der Blutlinie von König Vasolin das Leben genommen wird. Ich ziehe gen Südosten, um alle Orks, die dem Stammeshäuptling Uruknorg ergeben sind, zu meiner Armee aus Untoten zu rekrutieren. Dannach wird wieder Friede herrschen, wie es einst <text:span text:style-name="T71">war</text:span>. Wie er es tat, bevor der Menschenkönig Disgustus I aus dem Leib seiner Mutter begann zu stinken.</text:p>
      <text:p text:style-name="P25"/>
      <text:p text:style-name="P25"/>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4:37:48.852000000</meta:creation-date>
    <meta:generator>LibreOffice/5.4.6.2$Windows_X86_64 LibreOffice_project/4014ce260a04f1026ba855d3b8d91541c224eab8</meta:generator>
    <dc:date>2018-05-24T17:54:01.987000000</dc:date>
    <meta:editing-duration>P1DT14H56M45S</meta:editing-duration>
    <meta:editing-cycles>60</meta:editing-cycles>
    <meta:document-statistic meta:table-count="0" meta:image-count="0" meta:object-count="0" meta:page-count="4" meta:paragraph-count="73" meta:word-count="1822" meta:character-count="11844" meta:non-whitespace-character-count="10088"/>
  </office:meta>
</office:document-meta>
</file>